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6.6931in" table:align="margins"/>
    </style:style>
    <style:style style:name="BudgetActor.A" style:family="table-column">
      <style:table-column-properties style:column-width="1.7014in" style:rel-column-width="16659*"/>
    </style:style>
    <style:style style:name="BudgetActor.B" style:family="table-column">
      <style:table-column-properties style:column-width="4.9917in" style:rel-column-width="48876*"/>
    </style:style>
    <style:style style:name="Table1" style:family="table">
      <style:table-properties style:width="6.6771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0938in"/>
    </style:style>
    <style:style style:name="Table1.C" style:family="table-column">
      <style:table-column-properties style:column-width="2.4167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0.4688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style style:name="P3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padding="0in" fo:border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false">
        <text:changed-region xml:id="ct158606872" text:id="ct158606872">
          <text:insertion>
            <office:change-info>
              <dc:creator>Luc Saffre</dc:creator>
              <dc:date>2013-05-02T22:11:00</dc:date>
            </office:change-info>
          </text:insertion>
        </text:changed-region>
        <text:changed-region xml:id="ct153341376" text:id="ct153341376">
          <text:insertion>
            <office:change-info>
              <dc:creator>Luc Saffre</dc:creator>
              <dc:date>2013-05-02T22:10:00</dc:date>
            </office:change-info>
          </text:insertion>
        </text:changed-region>
        <text:changed-region xml:id="ct160231480" text:id="ct160231480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56069632" text:id="ct156069632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59683128" text:id="ct159683128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53517328" text:id="ct153517328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61226200" text:id="ct161226200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58735640" text:id="ct158735640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60190656" text:id="ct160190656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61226096" text:id="ct161226096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60221096" text:id="ct16022109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57278184" text:id="ct15727818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59990472" text:id="ct159990472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60159976" text:id="ct16015997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56581168" text:id="ct15658116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58791464" text:id="ct15879146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58660568" text:id="ct15866056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59655224" text:id="ct15965522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58654464" text:id="ct15865446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58406288" text:id="ct15840628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54762912" text:id="ct15476291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51047856" text:id="ct15104785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1333680" text:id="ct161333680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58735344" text:id="ct158735344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60190312" text:id="ct16019031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57172736" text:id="ct15717273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58540152" text:id="ct158540152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59379896" text:id="ct159379896">
          <text:insertion>
            <office:change-info>
              <dc:creator>Luc Saffre</dc:creator>
              <dc:date>2013-03-28T15:14:00</dc:date>
            </office:change-info>
          </text:insertion>
        </text:changed-region>
        <text:changed-region xml:id="ct157354072" text:id="ct157354072">
          <text:insertion>
            <office:change-info>
              <dc:creator>Luc Saffre</dc:creator>
              <dc:date>2013-03-28T15:14:00</dc:date>
            </office:change-info>
          </text:insertion>
        </text:changed-region>
        <text:changed-region xml:id="ct159146536" text:id="ct159146536">
          <text:insertion>
            <office:change-info>
              <dc:creator>Luc Saffre</dc:creator>
              <dc:date>2013-03-28T15:15:00</dc:date>
            </office:change-info>
          </text:insertion>
        </text:changed-region>
        <text:changed-region xml:id="ct158524832" text:id="ct158524832">
          <text:insertion>
            <office:change-info>
              <dc:creator>Luc Saffre</dc:creator>
              <dc:date>2013-05-02T22:12:00</dc:date>
            </office:change-info>
          </text:insertion>
        </text:changed-region>
        <text:changed-region xml:id="ct160270824" text:id="ct160270824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56589680" text:id="ct156589680">
          <text:insertion>
            <office:change-info>
              <dc:creator>Luc Saffre</dc:creator>
              <dc:date>2013-05-02T22:12:00</dc:date>
            </office:change-info>
          </text:insertion>
        </text:changed-region>
        <text:changed-region xml:id="ct160208128" text:id="ct160208128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56490072" text:id="ct156490072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change-start text:change-id="ct158606872"/>_('Situation financière')<text:change-end text:change-id="ct158606872"/></text:h>
      <text:h text:style-name="Heading_20_2" text:outline-level="2"><text:change-start text:change-id="ct153341376"/>_('Renseignements généraux')<text:change-end text:change-id="ct153341376"/>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60231480"/>actor.header<text:change-end text:change-id="ct160231480"/><office:annotation><dc:creator>Luc Saffre</dc:creator><dc:date>2012-06-06T11:00:52</dc:date><text:p text:style-name="P8"><text:span text:style-name="T2">do table for actor in self.get_actors()</text:span></text:p></office:annotation></text:p>
          </table:table-cell>
          <table:table-cell office:value-type="string">
            <text:p text:style-name="Table_20_Contents"><text:change-start text:change-id="ct156069632"/>actor.person<text:change-end text:change-id="ct156069632"/><office:annotation><dc:creator>Luc Saffre</dc:creator><dc:date>2012-06-06T11:03:55</dc:date><text:p text:style-name="P8"><text:span text:style-name="T2">do text if actor.person</text:span></text:p></office:annotation><text:line-break/><text:change-start text:change-id="ct159683128"/>actor.person.address_location(', ')<text:change-end text:change-id="ct159683128"/></text:p>
            <text:p text:style-name="Text_20_body"><office:annotation><dc:creator>Luc Saffre</dc:creator><dc:date>2012-06-06T11:04:42</dc:date><text:p text:style-name="P8"><text:span text:style-name="T2">do text if actor.household</text:span></text:p></office:annotation><text:change-start text:change-id="ct153517328"/>actor.household.address(', ')<text:change-end text:change-id="ct153517328"/> (<text:change-start text:change-id="ct161226200"/>actor.household.type<text:change-end text:change-id="ct161226200"/>)</text:p>
            <text:p text:style-name="Text_20_body">Kontakt: <text:change-start text:change-id="ct158735640"/>actor.partner.gsm<text:change-end text:change-id="ct158735640"/>, <text:change-start text:change-id="ct160190656"/>actor.partner.email<text:change-end text:change-id="ct160190656"/></text:p>
            <text:p text:style-name="Text_20_body"><text:change-start text:change-id="ct161226096"/>actor.remark<text:change-end text:change-id="ct161226096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change-start text:change-id="ct160221096"/>self.actor2.header<text:change-end text:change-id="ct160221096"/></text:p>
          </table:table-cell>
          <table:table-cell table:style-name="Table1.A1" office:value-type="string">
            <text:p text:style-name="P5"><text:change-start text:change-id="ct157278184"/>self.actor3.header<text:change-end text:change-id="ct157278184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</dc:date><text:p text:style-name="P8"><text:span text:style-name="T2">do table if False</text:span></text:p></office:annotation></text:p>
          </table:table-cell>
          <table:table-cell table:style-name="Table1.A1" office:value-type="string">
            <text:p text:style-name="P5"><text:change-start text:change-id="ct159990472"/>self.actor2.person<text:change-end text:change-id="ct159990472"/></text:p>
          </table:table-cell>
          <table:table-cell table:style-name="Table1.A1" office:value-type="string">
            <text:p text:style-name="P5"><text:change-start text:change-id="ct160159976"/>self.actor3.person<text:change-end text:change-id="ct160159976"/></text:p>
          </table:table-cell>
        </table:table-row>
        <table:table-row table:style-name="Table1.3">
          <table:table-cell table:style-name="Table1.A1" office:value-type="string">
            <text:p text:style-name="P5">Adresse</text:p>
          </table:table-cell>
          <table:table-cell table:style-name="Table1.A1" office:value-type="string">
            <text:p text:style-name="P5"><text:change-start text:change-id="ct156581168"/>self.actor2.partner.address_location(', ')<text:change-end text:change-id="ct156581168"/></text:p>
          </table:table-cell>
          <table:table-cell table:style-name="Table1.A1" office:value-type="string">
            <text:p text:style-name="P5"><text:change-start text:change-id="ct158791464"/>self.actor3.partner.address_location(', ')<text:change-end text:change-id="ct158791464"/></text:p>
          </table:table-cell>
        </table:table-row>
        <table:table-row table:style-name="Table1.1">
          <table:table-cell table:style-name="Table1.A1" office:value-type="string">
            <text:p text:style-name="P5">Telefon</text:p>
          </table:table-cell>
          <table:table-cell table:style-name="Table1.A1" office:value-type="string">
            <text:p text:style-name="P5"><text:change-start text:change-id="ct158660568"/>self.actor2.partner.phone<text:change-end text:change-id="ct158660568"/></text:p>
          </table:table-cell>
          <table:table-cell table:style-name="Table1.A1" office:value-type="string">
            <text:p text:style-name="Table_20_Contents"><text:change-start text:change-id="ct159655224"/>self.actor3.partner.phone<text:change-end text:change-id="ct159655224"/></text:p>
          </table:table-cell>
        </table:table-row>
        <table:table-row table:style-name="Table1.1">
          <table:table-cell table:style-name="Table1.A1" office:value-type="string">
            <text:p text:style-name="P5">e-mail</text:p>
          </table:table-cell>
          <table:table-cell table:style-name="Table1.A1" office:value-type="string">
            <text:p text:style-name="P5"><text:change-start text:change-id="ct158654464"/>self.actor2.partner.email<text:change-end text:change-id="ct158654464"/></text:p>
          </table:table-cell>
          <table:table-cell table:style-name="Table1.A1" office:value-type="string">
            <text:p text:style-name="P5"><text:change-start text:change-id="ct158406288"/>self.actor3.partner.email<text:change-end text:change-id="ct158406288"/></text:p>
          </table:table-cell>
        </table:table-row>
        <table:table-row table:style-name="Table1.1">
          <table:table-cell table:style-name="Table1.A1" office:value-type="string">
            <text:p text:style-name="P5">Geburtsdatum</text:p>
          </table:table-cell>
          <table:table-cell table:style-name="Table1.A1" office:value-type="string">
            <text:p text:style-name="P5"><text:change-start text:change-id="ct154762912"/>dtos(self.actor2.person.birth_date)<text:change-end text:change-id="ct154762912"/></text:p>
          </table:table-cell>
          <table:table-cell table:style-name="Table1.A1" office:value-type="string">
            <text:p text:style-name="Table_20_Contents"><text:change-start text:change-id="ct151047856"/>dtos(self.actor3.person.birth_date)<text:change-end text:change-id="ct151047856"/></text:p>
          </table:table-cell>
        </table:table-row>
        <table:table-row table:style-name="Table1.1">
          <table:table-cell table:style-name="Table1.A1" office:value-type="string">
            <text:p text:style-name="P5">Berufliche Lage</text:p>
          </table:table-cell>
          <table:table-cell table:style-name="Table1.A1" office:value-type="string">
            <text:p text:style-name="P5"><text:change-start text:change-id="ct161333680"/>self.actor2.remark<text:change-end text:change-id="ct161333680"/></text:p>
          </table:table-cell>
          <table:table-cell table:style-name="Table1.A1" office:value-type="string">
            <text:p text:style-name="P5"><text:change-start text:change-id="ct158735344"/>self.actor3.remark<text:change-end text:change-id="ct158735344"/></text:p>
          </table:table-cell>
        </table:table-row>
        <table:table-row table:style-name="Table1.1">
          <table:table-cell table:style-name="Table1.A1" office:value-type="string">
            <text:p text:style-name="P5">Familienstand</text:p>
          </table:table-cell>
          <table:table-cell table:style-name="Table1.A1" office:value-type="string">
            <text:p text:style-name="P5"><text:change-start text:change-id="ct160190312"/>self.actor2.person.civil_state<text:change-end text:change-id="ct160190312"/></text:p>
          </table:table-cell>
          <table:table-cell table:style-name="Table1.A1" office:value-type="string">
            <text:p text:style-name="P5"><text:change-start text:change-id="ct157172736"/>self.actor3.person.civil_state<text:change-end text:change-id="ct157172736"/></text:p>
          </table:table-cell>
        </table:table-row>
        <table:table-row table:style-name="Table1.1">
          <table:table-cell table:style-name="Table1.A1" office:value-type="string">
            <text:p text:style-name="P5">Haushaltszusammensetzung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Kinder (Namen, Geburtsdaten)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ERSTGESPRÄCH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bla<office:annotation><dc:creator>Luc Saffre</dc:creator><dc:date>2012-11-16T20:40:15</dc:date><text:p text:style-name="P8"><text:span text:style-name="T2">do text</text:span></text:p><text:p text:style-name="P8"><text:span text:style-name="T2">from html(self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p text:style-name="Text_20_body"/>
      <text:section text:style-name="Sect1" text:name="Section1">
        <text:h text:style-name="Heading_20_2" text:outline-level="2"><text:change-start text:change-id="ct158540152"/>group<text:change-end text:change-id="ct158540152"/></text:h>
        <text:p text:style-name="Text_20_body">bla<office:annotation><dc:creator>Luc Saffre</dc:creator><dc:date>2012-04-21T22:46:05</dc:date><text:p text:style-name="P8"><text:span text:style-name="T2">do section for group in self.account_groups('IEALC')</text:span></text:p></office:annotation> <office:annotation><dc:creator>Luc Saffre</dc:creator><dc:date>2012-04-21T23:35:34</dc:date><text:p text:style-name="P8"><text:span text:style-name="T2">do text</text:span></text:p><text:p text:style-name="P8"><text:span text:style-name="T2">from table(self.entries_by_group(group))</text:span></text:p></office:annotation></text:p>
        <text:p text:style-name="Text_20_body"/>
      </text:section>
      <text:p text:style-name="Standard"/>
      <text:h text:style-name="Heading_20_2" text:outline-level="2"><text:change-start text:change-id="ct159379896"/><text:soft-page-break/>debts.ResultByBudget.label<text:change-end text:change-id="ct159379896"/></text:h>
      <text:p text:style-name="Standard"><office:annotation><dc:creator>Luc Saffre</dc:creator><dc:date>2012-05-18T07:00:18</dc:date><text:p text:style-name="P8"><text:span text:style-name="T3">do text</text:span></text:p><text:p text:style-name="P8"><text:span text:style-name="T3">from table(debts.ResultByBudget.request(self))</text:span></text:p></office:annotation>bla</text:p>
      <text:p text:style-name="Standard"/>
      <text:h text:style-name="Heading_20_2" text:outline-level="2"><text:change-start text:change-id="ct157354072"/>debts.DebtsByBudget.label<text:change-end text:change-id="ct157354072"/></text:h>
      <text:p text:style-name="Text_20_body">bla<office:annotation><dc:creator>Luc Saffre</dc:creator><dc:date>2013-03-28T15:15:05</dc:date><text:p text:style-name="P8"><text:span text:style-name="T3">do text</text:span></text:p><text:p text:style-name="P8"><text:span text:style-name="T3">from table(debts.DebtsByBudget.request(self))</text:span></text:p></office:annotation></text:p>
      <text:h text:style-name="Heading_20_2" text:outline-level="2"><text:change-start text:change-id="ct159146536"/>debts.DistByBudget.label<text:change-end text:change-id="ct159146536"/></text:h>
      <text:p text:style-name="Standard"><office:annotation><dc:creator>Luc Saffre</dc:creator><dc:date>2012-06-03T10:58:51</dc:date><text:p text:style-name="P8"><text:span text:style-name="T2">do text</text:span></text:p><text:p text:style-name="P8"><text:span text:style-name="T2">from table(debts.DistByBudget.request(self))</text:span></text:p></office:annotation>bla</text:p>
      <text:section text:style-name="Sect1" text:name="Schlussfolgerung">
        <text:h text:style-name="Heading_20_2" text:outline-level="2"><office:annotation><dc:creator>Luc Saffre</dc:creator><dc:date>2012-06-06T11:09:45</dc:date><text:p text:style-name="P8"><text:span text:style-name="T2">do section if self.conclusion</text:span></text:p></office:annotation><text:change-start text:change-id="ct158524832"/>_('Conclusion')<text:change-end text:change-id="ct158524832"/></text:h>
        <text:p text:style-name="Standard"><text:change-start text:change-id="ct160270824"/>self.conclusion<text:change-end text:change-id="ct160270824"/></text:p>
        <text:p text:style-name="Standard"/>
      </text:section>
      <text:p text:style-name="Standard"/>
      <text:p text:style-name="Standard"><text:change-start text:change-id="ct156589680"/>_('Nom du médiateur de dettes')<text:change-end text:change-id="ct156589680"/> : <text:change-start text:change-id="ct160208128"/>self.user<text:change-end text:change-id="ct160208128"/></text:p>
      <text:p text:style-name="P6">Budget erstellt am : <text:change-start text:change-id="ct156490072"/>dtosl(self.date)<text:change-end text:change-id="ct156490072"/></text:p>
      <text:p text:style-name="P6"><text:span text:style-name="T1">Gedruckt am </text:span><text:span text:style-name="T1"><text:date style:data-style-name="N120" text:date-value="2013-05-02T22:18:06.99">2.5.13</text:date></text:span><text:span text:style-name="T1"> um </text:span><text:span text:style-name="T1"><text:time style:data-style-name="N41" text:time-value="2013-05-02T22:18:06.99">22:12:59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0783in" fo:margin-bottom="0.0783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7.0866in" style:type="right"/>
        </style:tab-stops>
      </style:paragraph-properties>
      <style:text-properties style:font-name="Arial1" fo:font-size="10pt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0847in" table:align="left"/>
    </style:style>
    <style:style style:name="Table3.A" style:family="table-column">
      <style:table-column-properties style:column-width="1.9799in"/>
    </style:style>
    <style:style style:name="Table3.B" style:family="table-column">
      <style:table-column-properties style:column-width="3.141in"/>
    </style:style>
    <style:style style:name="Table3.C" style:family="table-column">
      <style:table-column-properties style:column-width="1.9639in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2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59181168" text:id="ct159181168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59181168"/>self<text:change-end text:change-id="ct159181168"/></text:p>
            </table:table-cell>
            <table:table-cell table:style-name="Table3.A1" office:value-type="string">
              <text:p text:style-name="MP3">Seite <text:page-number text:select-page="current">2</text:page-number> von <text:page-count>2</text:page-count><text:line-break/><text:date style:data-style-name="N120" text:date-value="2013-05-02T22:18:06.99">2.5.13</text:date> <text:time style:data-style-name="N41" text:time-value="2013-05-02T22:18:06.99">22:12:59</text:time><text:line-break/>settings.SITE.site_version()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5-02T22:18:07</dc:date>
    <dc:creator>Luc Saffre</dc:creator>
    <meta:editing-duration>PT18H26M37S</meta:editing-duration>
    <meta:editing-cycles>99</meta:editing-cycles>
    <meta:generator>LibreOffice/3.5$Linux_x86 LibreOffice_project/350m1$Build-2</meta:generator>
    <meta:document-statistic meta:table-count="4" meta:image-count="0" meta:object-count="0" meta:page-count="2" meta:paragraph-count="56" meta:word-count="127" meta:character-count="1262" meta:non-whitespace-character-count="1201"/>
  </office:meta>
</office:document-meta>
</file>